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Sampler.close( Conn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Sampler.getPreparedStatement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getJdbcType( String jdbc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Sampler.sample( Entry 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DBCSampler.set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close( Statement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Sampler.getQuery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setDataSource( String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close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Sampler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getQue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Sampler.closeAllStatements( Collection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Sampler.JDBC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Sampler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removeEldestEntry( java . util . Map . Entry arg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Sampler.resultSetsToString( PreparedStatement pstmt , boolean result , int [ ] o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DBCSampler.setArguments( PreparedStatement pstm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DBCSampler.getCallableStatement( 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getQueryArguments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setQueryArguments( String query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setQueryType( String quer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setQueryArgumentsTypes( String queryArgument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getDataFromResultSet( ResultSet 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DBCSampler.setVariableNames( String variab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ampler.getPreparedStatement( Connection conn , boolean call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